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a900b" officeooo:paragraph-rsid="001a900b"/>
    </style:style>
    <style:style style:name="P2" style:family="paragraph" style:parent-style-name="Textkörper_20_Einrückung_20_Organon" style:list-style-name="L1">
      <style:text-properties officeooo:rsid="001a900b" officeooo:paragraph-rsid="001a900b"/>
    </style:style>
    <style:style style:name="P3" style:family="paragraph" style:parent-style-name="Textkörper_20_Einrückung_20_Organon">
      <style:text-properties officeooo:paragraph-rsid="001a900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0">
        <text:h text:style-name="Heading_20_4" text:outline-level="4">Dateien vereinen</text:h>
        <text:p text:style-name="P1">Dateien können miteinander vereint werden. Die ausgewählte Datei oder der ausgewählte Ordner wird dabei mit dem Eintrag unter ihm (Datei oder Ordner) kombiniert.</text:p>
        <text:p text:style-name="P1"/>
        <text:p text:style-name="P1">In folgenden Fällen können Dateien nicht vereint werden:</text:p>
        <text:list xml:id="list791035521643360105" text:style-name="L1">
          <text:list-item>
            <text:p text:style-name="P2">Der Selektierte befindet sich im Papierkorbs.</text:p>
          </text:list-item>
          <text:list-item>
            <text:p text:style-name="P2">Der Selektierte ist der Projektordner.</text:p>
          </text:list-item>
          <text:list-item>
            <text:p text:style-name="P2">Die zu kombinierende Datei ist ein Ordner und besitzt Einträge.</text:p>
          </text:list-item>
          <text:list-item>
            <text:p text:style-name="P2">Die zu kombinierende Datei ist in der Hierarchie an höherer Stelle</text:p>
          </text:list-item>
        </text:list>
        <text:p text:style-name="Textkörper_20_Einrückung_20_Organon"/>
        <text:p text:style-name="P1">Der zu kombinierende Ordner/Datei wird nach der Vereinigung in den Papierkorb verschoben.</text:p>
        <text:p text:style-name="P1"/>
        <text:p text:style-name="P1">Es kann ein Shortcut für diese Funktion gesetzt werden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1T09:41:37.064000000</dc:date>
    <meta:editing-duration>P0D</meta:editing-duration>
    <meta:editing-cycles>1</meta:editing-cycles>
    <meta:document-statistic meta:table-count="0" meta:image-count="0" meta:object-count="0" meta:page-count="1" meta:paragraph-count="9" meta:word-count="90" meta:character-count="593" meta:non-whitespace-character-count="516"/>
    <meta:generator>LibreOffice/4.4.5.2$Windows_x86 LibreOffice_project/a22f674fd25a3b6f45bdebf25400ed2adff0ff99</meta:generator>
  </office:meta>
</office:document-meta>
</file>